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b10b0" officeooo:paragraph-rsid="002b10b0"/>
    </style:style>
    <style:style style:name="P2" style:family="paragraph" style:parent-style-name="Title">
      <style:text-properties officeooo:rsid="002b10b0" officeooo:paragraph-rsid="002b10b0"/>
    </style:style>
    <style:style style:name="P3" style:family="paragraph" style:parent-style-name="Text_20_body">
      <style:text-properties officeooo:rsid="002b10dd" officeooo:paragraph-rsid="002b10dd"/>
    </style:style>
    <style:style style:name="P4" style:family="paragraph" style:parent-style-name="Text_20_body">
      <style:text-properties officeooo:rsid="002c24db" officeooo:paragraph-rsid="002c24db"/>
    </style:style>
    <style:style style:name="P5" style:family="paragraph" style:parent-style-name="Heading_20_1">
      <style:text-properties officeooo:paragraph-rsid="002c24db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7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8" style:family="paragraph" style:parent-style-name="Standard">
      <style:text-properties fo:color="#000000" loext:opacity="100%" style:font-name="Droid Sans Mono" fo:font-size="10.5pt" fo:font-weight="normal" officeooo:rsid="002dc266" officeooo:paragraph-rsid="002dc266" fo:background-color="#fffff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a31515" loext:opacity="100%" style:font-name="Droid Sans Mono" fo:font-size="10.5pt" fo:font-weight="normal" fo:background-color="#ffffff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Droid Sans Mono" fo:font-size="10.5pt" fo:font-weight="normal" fo:background-color="#ffffff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Droid Sans Mono" fo:font-size="10.5pt" fo:font-weight="normal" fo:background-color="#ffffff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Text_20_body" style:list-style-name="L1">
      <style:text-properties officeooo:rsid="002b10b0" officeooo:paragraph-rsid="002b10b0"/>
    </style:style>
    <style:style style:name="P15" style:family="paragraph" style:parent-style-name="Text_20_body" style:list-style-name="L2">
      <style:text-properties officeooo:rsid="002b10b0" officeooo:paragraph-rsid="002b10b0"/>
    </style:style>
    <style:style style:name="P16" style:family="paragraph" style:parent-style-name="Text_20_body" style:list-style-name="L3">
      <style:text-properties officeooo:rsid="002b10dd" officeooo:paragraph-rsid="002b10dd"/>
    </style:style>
    <style:style style:name="P17" style:family="paragraph" style:parent-style-name="Text_20_body" style:list-style-name="L4">
      <style:text-properties officeooo:rsid="002b10dd" officeooo:paragraph-rsid="002b10dd"/>
    </style:style>
    <style:style style:name="P18" style:family="paragraph" style:parent-style-name="Text_20_body">
      <style:text-properties officeooo:rsid="002c24db" officeooo:paragraph-rsid="002c24db"/>
    </style:style>
    <style:style style:name="P19" style:family="paragraph" style:parent-style-name="Text_20_body">
      <style:text-properties officeooo:rsid="002dc266" officeooo:paragraph-rsid="002dc266"/>
    </style:style>
    <style:style style:name="T1" style:family="text">
      <style:text-properties officeooo:rsid="002c24db"/>
    </style:style>
    <style:style style:name="T2" style:family="text">
      <style:text-properties fo:color="#0000ff" loext:opacity="100%"/>
    </style:style>
    <style:style style:name="T3" style:family="text">
      <style:text-properties fo:color="#098658" loext:opacity="100%"/>
    </style:style>
    <style:style style:name="T4" style:family="text">
      <style:text-properties fo:color="#a31515" loext:opacity="100%"/>
    </style:style>
    <style:style style:name="T5" style:family="text">
      <style:text-properties fo:color="#811f3f" loext:opacity="100%"/>
    </style:style>
    <style:style style:name="T6" style:family="text">
      <style:text-properties fo:color="#800000" loext:opacity="100%"/>
    </style:style>
    <style:style style:name="T7" style:family="text">
      <style:text-properties fo:color="#e50000" loext:opacity="100%"/>
    </style:style>
    <style:style style:name="T8" style:family="text">
      <style:text-properties fo:color="#0451a5" loext:opacity="100%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mpts</text:p>
      <text:h text:style-name="Heading_20_1" text:outline-level="1">Recherche bêta-testeurs</text:h>
      <text:p text:style-name="P1">Texte de présentation d’une web application et recherche de bêta-testeurs.</text:p>
      <text:p text:style-name="P1">Faire l’analogie avec la construction d’une maison.</text:p>
      <text:list text:style-name="L1">
        <text:list-item>
          <text:p text:style-name="P14">Le terrain a été choisi : </text:p>
        </text:list-item>
      </text:list>
      <text:p text:style-name="P1"><text:a xlink:type="simple" xlink:href="https://myclub.alwaysdata.net/b.nw/Page.php?n=1" text:style-name="Internet_20_link" text:visited-style-name="Visited_20_Internet_20_Link">https://myclub.alwaysdata.net/b.nw/Page.php?n=1</text:a></text:p>
      <text:list text:style-name="L2">
        <text:list-item>
          <text:p text:style-name="P15">La viabilisation est réalisée. L’architecture du site et tout ce qui ne se voit pas comme la gestion des erreurs, des logs, des bases de données …</text:p>
        </text:list-item>
        <text:list-item>
          <text:p text:style-name="P15">Les murs porteurs sont construits : l’aspect général du site avec la barre de navigation.</text:p>
        </text:list-item>
        <text:list-item>
          <text:p text:style-name="P15">La porte principale : la connexion des utilisateurs pour l’accès à leurs données.</text:p>
        </text:list-item>
        <text:list-item>
          <text:p text:style-name="P15">Les pièces : l’application dispose d’un certain nombre de fonctionnalités pour certains groupes. Un utilisateur peut y accéder lorsqu’il fait partir du groupe concerné.</text:p>
        </text:list-item>
      </text:list>
      <text:p text:style-name="P1">Souligner qu’une application est faite pour ses utilisateurs.</text:p>
      <text:p text:style-name="P1">Je souhaite vous impliquer dès maintenant dans sa réalisation.</text:p>
      <text:p text:style-name="P3">Dans un premier temps j’ai besoin :</text:p>
      <text:list text:style-name="L3">
        <text:list-item>
          <text:p text:style-name="P16">Un « simple » adhérent pour tester :</text:p>
          <text:list>
            <text:list-item>
              <text:p text:style-name="P16">Gérer son compte</text:p>
            </text:list-item>
            <text:list-item>
              <text:p text:style-name="P16">Gérer ses préférences</text:p>
            </text:list-item>
          </text:list>
        </text:list-item>
      </text:list>
      <text:list text:style-name="L4">
        <text:list-item>
          <text:p text:style-name="P17">Un animateur pour tester</text:p>
          <text:list>
            <text:list-item>
              <text:p text:style-name="P17">Gérer des évènements</text:p>
            </text:list-item>
            <text:list-item>
              <text:p text:style-name="P17">Connaitre la liste des personnes intéressées par un évènement.</text:p>
            </text:list-item>
          </text:list>
        </text:list-item>
      </text:list>
      <text:p text:style-name="P3">Ce rôle vous permettra d’accéder aux visites de chantier avec l’architecte ;-)</text:p>
      <text:h text:style-name="P5" text:outline-level="1"><text:span text:style-name="T1">Remercier les</text:span> bêta-testeurs</text:h>
      <text:p text:style-name="P4">Je voudrais remercier individuellement les personnes qui ont accepté de faire les tests.</text:p>
      <text:p text:style-name="P4">J’en profiterais pour présenter la méthode.</text:p>
      <text:p text:style-name="P4">Lorsque qu’une fonctionnalité sera disponible, on organisera en fonction de nos disponibilités une visio conférence avec Jitsi Meet</text:p>
      <text:p text:style-name="P4"><text:a xlink:type="simple" xlink:href="https://visiocall.com/" text:style-name="Internet_20_link" text:visited-style-name="Visited_20_Internet_20_Link">https://visiocall.com/</text:a></text:p>
      <text:p text:style-name="P4">Le bêta-testeur partagera sa page web pour que je puisse me rendre compte de la manière qu’il découvre la fonctionnalité.</text:p>
      <text:p text:style-name="P4"><text:soft-page-break/>Nous discuterons des points d’améliorations éventuels à apporter.</text:p>
      <text:p text:style-name="P4">Une fois ceux-ci développés on refera le même cycle.</text:p>
      <text:p text:style-name="P4">Lorsque tous les points soulevés par les différents bêta-testeurs auront été traités, la fonctionnalité sera considérée comme opérationnelle.</text:p>
      <text:h text:style-name="Heading_20_1" text:outline-level="1">Refactoring</text:h>
      <text:p text:style-name="P19">This classes display paged data. I would like a refactoring to follow DRY concept. Class « Display » is the model to follow with filtering as an option.</text:p>
      <text:p text:style-name="P8"><text:span text:style-name="T2">class</text:span> Display {</text:p>
      <text:p text:style-name="P6"><text:span text:style-name="T2">const</text:span> RECORDS_PER_PAGE = <text:span text:style-name="T3">10</text:span>;</text:p>
      <text:p text:style-name="P6"><text:span text:style-name="T2">private</text:span> $log;</text:p>
      <text:p text:style-name="P6"><text:span text:style-name="T2">public</text:span> <text:span text:style-name="T2">function</text:span> __construct() {</text:p>
      <text:p text:style-name="P6"><text:span text:style-name="T2">$this</text:span>-&gt;log = <text:span text:style-name="T2">new</text:span> Log();</text:p>
      <text:p text:style-name="P6">}</text:p>
      <text:p text:style-name="P6"><text:span text:style-name="T2">public</text:span> <text:span text:style-name="T2">function</text:span> displayGrid($currentPage = <text:span text:style-name="T3">1</text:span>, $filters = []) {</text:p>
      <text:p text:style-name="P6">$skip = ($currentPage - <text:span text:style-name="T3">1</text:span>) * <text:span text:style-name="T2">self</text:span>::RECORDS_PER_PAGE;</text:p>
      <text:p text:style-name="P6">$result = <text:span text:style-name="T2">$this</text:span>-&gt;log-&gt;get($skip, <text:span text:style-name="T2">self</text:span>::RECORDS_PER_PAGE, $filters);</text:p>
      <text:p text:style-name="P6">$totalPages = ceil($result[<text:span text:style-name="T4">'total'</text:span>] / <text:span text:style-name="T2">self</text:span>::RECORDS_PER_PAGE);</text:p>
      <text:p text:style-name="P6">$html = <text:span text:style-name="T4">'&lt;div class="visitor-grid"&gt;'</text:span>;</text:p>
      <text:p text:style-name="P6">$html .= <text:span text:style-name="T2">$this</text:span>-&gt;generateFilterForm($filters);</text:p>
      <text:p text:style-name="P6">$html .= <text:span text:style-name="T4">'&lt;table border="1" cellpadding="5"&gt;</text:span></text:p>
      <text:p text:style-name="P10">&lt;thead&gt;</text:p>
      <text:p text:style-name="P10">&lt;tr&gt;</text:p>
      <text:p text:style-name="P10">&lt;th&gt;OS&lt;/th&gt;</text:p>
      <text:p text:style-name="P10">&lt;th&gt;Browser&lt;/th&gt;</text:p>
      <text:p text:style-name="P10">&lt;th&gt;Screen&lt;/th&gt;</text:p>
      <text:p text:style-name="P10">&lt;th&gt;Client Type&lt;/th&gt;</text:p>
      <text:p text:style-name="P10">&lt;th&gt;URI&lt;/th&gt;</text:p>
      <text:p text:style-name="P10">&lt;th&gt;Email&lt;/th&gt;</text:p>
      <text:p text:style-name="P10">&lt;th&gt;Timestamp&lt;/th&gt;</text:p>
      <text:p text:style-name="P10">&lt;/tr&gt;</text:p>
      <text:p text:style-name="P10">&lt;/thead&gt;</text:p>
      <text:p text:style-name="P6"><text:span text:style-name="T4">&lt;tbody&gt;'</text:span>;</text:p>
      <text:p text:style-name="P6"><text:span text:style-name="T2">foreach</text:span> ($result[<text:span text:style-name="T4">'data'</text:span>] as $row) {</text:p>
      <text:p text:style-name="P6">$html .= <text:span text:style-name="T4">'&lt;tr&gt;'</text:span>;</text:p>
      <text:p text:style-name="P6"><text:span text:style-name="T2">foreach</text:span> ($row as $value) {</text:p>
      <text:p text:style-name="P6">$html .= <text:span text:style-name="T4">'&lt;td&gt;'</text:span> . htmlspecialchars($value) . <text:span text:style-name="T4">'&lt;/td&gt;'</text:span>;</text:p>
      <text:p text:style-name="P6">}</text:p>
      <text:p text:style-name="P6">$html .= <text:span text:style-name="T4">'&lt;/tr&gt;'</text:span>;</text:p>
      <text:p text:style-name="P6">}</text:p>
      <text:p text:style-name="P6">$html .= <text:span text:style-name="T4">'&lt;/tbody&gt;&lt;/table&gt;'</text:span>;</text:p>
      <text:p text:style-name="P6">$html .= <text:span text:style-name="T2">$this</text:span>-&gt;generatePaginationControls($currentPage, $totalPages);</text:p>
      <text:p text:style-name="P6">$html .= <text:span text:style-name="T4">'&lt;/div&gt;'</text:span>;</text:p>
      <text:p text:style-name="P6"><text:span text:style-name="T2">return</text:span> $html;</text:p>
      <text:p text:style-name="P6">}</text:p>
      <text:p text:style-name="P6"><text:span text:style-name="T2">private</text:span> <text:span text:style-name="T2">function</text:span> generateFilterForm($filters) {</text:p>
      <text:p text:style-name="P6">$os = isset($filters[<text:span text:style-name="T4">'Os'</text:span>]) ? htmlspecialchars($filters[<text:span text:style-name="T4">'Os'</text:span>]) : <text:span text:style-name="T4">''</text:span>;</text:p>
      <text:p text:style-name="P6"><text:soft-page-break/>$browser = isset($filters[<text:span text:style-name="T4">'Browser'</text:span>]) ? htmlspecialchars($filters[<text:span text:style-name="T4">'Browser'</text:span>]) : <text:span text:style-name="T4">''</text:span>;</text:p>
      <text:p text:style-name="P6">$Type = isset($filters[<text:span text:style-name="T4">'Type'</text:span>]) ? htmlspecialchars($filters[<text:span text:style-name="T4">'Type'</text:span>]) : <text:span text:style-name="T4">''</text:span>;</text:p>
      <text:p text:style-name="P6">$Who = isset($filters[<text:span text:style-name="T4">'Who'</text:span>]) ? htmlspecialchars($filters[<text:span text:style-name="T4">'Who'</text:span>]) : <text:span text:style-name="T4">''</text:span>;</text:p>
      <text:p text:style-name="P6">$html = <text:span text:style-name="T4">'&lt;form method="GET" class="filter-form"&gt;</text:span></text:p>
      <text:p text:style-name="P6"><text:span text:style-name="T4">&lt;input type="text" name="os" placeholder="Filter OS" value="'</text:span> . $os . <text:span text:style-name="T4">'"&gt;</text:span></text:p>
      <text:p text:style-name="P6"><text:span text:style-name="T4">&lt;input type="text" name="browser" placeholder="Filter Browser" value="'</text:span> . $browser . <text:span text:style-name="T4">'"&gt;</text:span></text:p>
      <text:p text:style-name="P6"><text:span text:style-name="T4">&lt;input type="text" name="type" placeholder="Filter Type" value="'</text:span> . $Type . <text:span text:style-name="T4">'"&gt;</text:span></text:p>
      <text:p text:style-name="P6"><text:span text:style-name="T4">&lt;input type="text" name="email" placeholder="Filter Email" value="'</text:span> . $Who . <text:span text:style-name="T4">'"&gt;</text:span></text:p>
      <text:p text:style-name="P10">&lt;button type="submit"&gt;Filter&lt;/button&gt;</text:p>
      <text:p text:style-name="P6"><text:span text:style-name="T4">&lt;/form&gt;'</text:span>;</text:p>
      <text:p text:style-name="P6"><text:span text:style-name="T2">return</text:span> $html;</text:p>
      <text:p text:style-name="P6">}</text:p>
      <text:p text:style-name="P6"><text:span text:style-name="T2">private</text:span> <text:span text:style-name="T2">function</text:span> generatePaginationControls($currentPage, $totalPages) {</text:p>
      <text:p text:style-name="P6">$html = <text:span text:style-name="T4">'&lt;div class="pagination"&gt;'</text:span>;</text:p>
      <text:p text:style-name="P11">// First page button</text:p>
      <text:p text:style-name="P6">$html .= <text:span text:style-name="T4">'&lt;a href="?page=1" class="'</text:span> . ($currentPage == <text:span text:style-name="T3">1</text:span> ? <text:span text:style-name="T4">'disabled'</text:span> : <text:span text:style-name="T4">''</text:span>) . <text:span text:style-name="T4">'"&gt;⟪&lt;/a&gt;'</text:span>;</text:p>
      <text:p text:style-name="P11">// Previous page button</text:p>
      <text:p text:style-name="P6">$html .= <text:span text:style-name="T4">'&lt;a href="?page='</text:span> . ($currentPage - <text:span text:style-name="T3">1</text:span>) . <text:span text:style-name="T4">'" class="'</text:span> . ($currentPage == <text:span text:style-name="T3">1</text:span> ? <text:span text:style-name="T4">'disabled'</text:span> : <text:span text:style-name="T4">''</text:span>) . <text:span text:style-name="T4">'"&gt;←&lt;/a&gt;'</text:span>;</text:p>
      <text:p text:style-name="P11">// Page numbers</text:p>
      <text:p text:style-name="P6"><text:span text:style-name="T2">for</text:span> ($i = max(<text:span text:style-name="T3">1</text:span>, $currentPage - <text:span text:style-name="T3">2</text:span>); $i &lt;= min($totalPages, $currentPage + <text:span text:style-name="T3">2</text:span>); $i++) {</text:p>
      <text:p text:style-name="P6">$html .= <text:span text:style-name="T4">'&lt;a href="?page='</text:span> . $i . <text:span text:style-name="T4">'" class="'</text:span> . ($i == $currentPage ? <text:span text:style-name="T4">'active'</text:span> : <text:span text:style-name="T4">''</text:span>) . <text:span text:style-name="T4">'"&gt;'</text:span> . $i . <text:span text:style-name="T4">'&lt;/a&gt;'</text:span>;</text:p>
      <text:p text:style-name="P6">}</text:p>
      <text:p text:style-name="P11">// Next page button</text:p>
      <text:p text:style-name="P6">$html .= <text:span text:style-name="T4">'&lt;a href="?page='</text:span> . ($currentPage + <text:span text:style-name="T3">1</text:span>) . <text:span text:style-name="T4">'" class="'</text:span> . ($currentPage == $totalPages ? <text:span text:style-name="T4">'disabled'</text:span> : <text:span text:style-name="T4">''</text:span>) . <text:span text:style-name="T4">'"&gt;→&lt;/a&gt;'</text:span>;</text:p>
      <text:p text:style-name="P11">// Last page button</text:p>
      <text:p text:style-name="P6">$html .= <text:span text:style-name="T4">'&lt;a href="?page='</text:span> . $totalPages . <text:span text:style-name="T4">'" class="'</text:span> . ($currentPage == $totalPages ? <text:span text:style-name="T4">'disabled'</text:span> : <text:span text:style-name="T4">''</text:span>) . <text:span text:style-name="T4">'"&gt;⟫&lt;/a&gt;'</text:span>;</text:p>
      <text:p text:style-name="P6">$html .= <text:span text:style-name="T4">'&lt;/div&gt;'</text:span>;</text:p>
      <text:p text:style-name="P6"><text:span text:style-name="T2">return</text:span> $html;</text:p>
      <text:p text:style-name="P6">}</text:p>
      <text:p text:style-name="P6">}</text:p>
      <text:p text:style-name="P7"/>
      <text:p text:style-name="P8"><text:span text:style-name="T2">class</text:span> ErrorLogViewer {</text:p>
      <text:p text:style-name="P6"><text:span text:style-name="T2">private</text:span> $filename = ERROR_FILE;</text:p>
      <text:p text:style-name="P6"><text:span text:style-name="T2">private</text:span> $errorsPerPage = <text:span text:style-name="T3">10</text:span>;</text:p>
      <text:p text:style-name="P6"><text:span text:style-name="T2">private</text:span> $currentPage = <text:span text:style-name="T3">1</text:span>;</text:p>
      <text:p text:style-name="P6"><text:span text:style-name="T2">private</text:span> $totalErrors = <text:span text:style-name="T3">0</text:span>;</text:p>
      <text:p text:style-name="P6"><text:span text:style-name="T2">private</text:span> $errors = [];</text:p>
      <text:p text:style-name="P6"><text:span text:style-name="T2">private</text:span> $message = <text:span text:style-name="T4">''</text:span>;</text:p>
      <text:p text:style-name="P6"><text:span text:style-name="T2">public</text:span> <text:span text:style-name="T2">function</text:span> __construct() {</text:p>
      <text:p text:style-name="P6"><text:span text:style-name="T2">if</text:span> (isset($_POST[<text:span text:style-name="T4">'clear_log'</text:span>])) {</text:p>
      <text:p text:style-name="P6"><text:span text:style-name="T2">$this</text:span>-&gt;clearErrorLog();</text:p>
      <text:p text:style-name="P6"><text:span text:style-name="T2">$this</text:span>-&gt;message = <text:span text:style-name="T4">'Error log has been cleared.'</text:span>;</text:p>
      <text:p text:style-name="P6">}</text:p>
      <text:p text:style-name="P13"/>
      <text:p text:style-name="P6"><text:span text:style-name="T2">if</text:span> (isset($_GET[<text:span text:style-name="T4">'page'</text:span>])) {</text:p>
      <text:p text:style-name="P6"><text:span text:style-name="T2">$this</text:span>-&gt;currentPage = max(<text:span text:style-name="T3">1</text:span>, intval($_GET[<text:span text:style-name="T4">'page'</text:span>]));</text:p>
      <text:p text:style-name="P6">}</text:p>
      <text:p text:style-name="P6"><text:soft-page-break/><text:span text:style-name="T2">$this</text:span>-&gt;parseErrorLog();</text:p>
      <text:p text:style-name="P6">}</text:p>
      <text:p text:style-name="P6"><text:span text:style-name="T2">private</text:span> <text:span text:style-name="T2">function</text:span> parseErrorLog() {</text:p>
      <text:p text:style-name="P6"><text:span text:style-name="T2">if</text:span> (!file_exists(<text:span text:style-name="T2">$this</text:span>-&gt;filename)) {</text:p>
      <text:p text:style-name="P6"><text:span text:style-name="T2">return</text:span>;</text:p>
      <text:p text:style-name="P6">}</text:p>
      <text:p text:style-name="P6">$content = file_get_contents(<text:span text:style-name="T2">$this</text:span>-&gt;filename);</text:p>
      <text:p text:style-name="P6">$pattern = <text:span text:style-name="T5">'/\[(.</text:span>*<text:span text:style-name="T5">?)\] ErrorException: (.</text:span>*<text:span text:style-name="T5">?) in (.</text:span>*<text:span text:style-name="T5">?) on line (\d</text:span>+<text:span text:style-name="T5">)\nStack trace:\n((?:(?!</text:span>^<text:span text:style-name="T5">\[).</text:span>*<text:span text:style-name="T5">\n)</text:span>*<text:span text:style-name="T5">)/m'</text:span>;</text:p>
      <text:p text:style-name="P6">preg_match_all($pattern, $content, $matches, PREG_SET_ORDER);</text:p>
      <text:p text:style-name="P6"><text:span text:style-name="T2">foreach</text:span> ($matches as $match) {</text:p>
      <text:p text:style-name="P6"><text:span text:style-name="T2">$this</text:span>-&gt;errors[] = [</text:p>
      <text:p text:style-name="P6"><text:span text:style-name="T4">'datetime'</text:span> =&gt; $match[<text:span text:style-name="T3">1</text:span>],</text:p>
      <text:p text:style-name="P6"><text:span text:style-name="T4">'message'</text:span> =&gt; $match[<text:span text:style-name="T3">2</text:span>],</text:p>
      <text:p text:style-name="P6"><text:span text:style-name="T4">'file'</text:span> =&gt; str_replace(<text:span text:style-name="T4">'/var/www/sdb/b/2/cihy21/'</text:span>, <text:span text:style-name="T4">''</text:span>, $match[<text:span text:style-name="T3">3</text:span>]),</text:p>
      <text:p text:style-name="P6"><text:span text:style-name="T4">'line'</text:span> =&gt; $match[<text:span text:style-name="T3">4</text:span>],</text:p>
      <text:p text:style-name="P6"><text:span text:style-name="T4">'stack_trace'</text:span> =&gt; $match[<text:span text:style-name="T3">5</text:span>]</text:p>
      <text:p text:style-name="P6">];</text:p>
      <text:p text:style-name="P6">}</text:p>
      <text:p text:style-name="P6"><text:span text:style-name="T2">$this</text:span>-&gt;totalErrors = count(<text:span text:style-name="T2">$this</text:span>-&gt;errors);</text:p>
      <text:p text:style-name="P6">}</text:p>
      <text:p text:style-name="P6"><text:span text:style-name="T2">public</text:span> <text:span text:style-name="T2">function</text:span> clearErrorLog() {</text:p>
      <text:p text:style-name="P6"><text:span text:style-name="T2">if</text:span> (file_exists(<text:span text:style-name="T2">$this</text:span>-&gt;filename)) {</text:p>
      <text:p text:style-name="P6">file_put_contents(<text:span text:style-name="T2">$this</text:span>-&gt;filename, <text:span text:style-name="T4">''</text:span>);</text:p>
      <text:p text:style-name="P6"><text:span text:style-name="T2">$this</text:span>-&gt;errors = [];</text:p>
      <text:p text:style-name="P6"><text:span text:style-name="T2">$this</text:span>-&gt;totalErrors = <text:span text:style-name="T3">0</text:span>;</text:p>
      <text:p text:style-name="P6">}</text:p>
      <text:p text:style-name="P6">}</text:p>
      <text:p text:style-name="P6"><text:span text:style-name="T2">public</text:span> <text:span text:style-name="T2">function</text:span> getCurrentPageErrors() {</text:p>
      <text:p text:style-name="P6">$start = (<text:span text:style-name="T2">$this</text:span>-&gt;currentPage - <text:span text:style-name="T3">1</text:span>) * <text:span text:style-name="T2">$this</text:span>-&gt;errorsPerPage;</text:p>
      <text:p text:style-name="P6"><text:span text:style-name="T2">return</text:span> array_slice(<text:span text:style-name="T2">$this</text:span>-&gt;errors, $start, <text:span text:style-name="T2">$this</text:span>-&gt;errorsPerPage);</text:p>
      <text:p text:style-name="P6">}</text:p>
      <text:p text:style-name="P6"><text:span text:style-name="T2">public</text:span> <text:span text:style-name="T2">function</text:span> getTotalPages() {</text:p>
      <text:p text:style-name="P6"><text:span text:style-name="T2">return</text:span> max(<text:span text:style-name="T3">1</text:span>, ceil(<text:span text:style-name="T2">$this</text:span>-&gt;totalErrors / <text:span text:style-name="T2">$this</text:span>-&gt;errorsPerPage));</text:p>
      <text:p text:style-name="P6">}</text:p>
      <text:p text:style-name="P6"><text:span text:style-name="T2">public</text:span> <text:span text:style-name="T2">function</text:span> render() {</text:p>
      <text:p text:style-name="P6">$totalPages = <text:span text:style-name="T2">$this</text:span>-&gt;getTotalPages();</text:p>
      <text:p text:style-name="P6">$errors = <text:span text:style-name="T2">$this</text:span>-&gt;getCurrentPageErrors();</text:p>
      <text:p text:style-name="P6"><text:span text:style-name="T6">?&gt;</text:span></text:p>
      <text:p text:style-name="P6"><text:span text:style-name="T6">&lt;!DOCTYPE</text:span> <text:span text:style-name="T7">html</text:span><text:span text:style-name="T6">&gt;</text:span></text:p>
      <text:p text:style-name="P12">&lt;html&gt;</text:p>
      <text:p text:style-name="P12">&lt;head&gt;</text:p>
      <text:p text:style-name="P6"><text:span text:style-name="T6">&lt;title&gt;</text:span>Error Log Viewer<text:span text:style-name="T6">&lt;/title&gt;</text:span></text:p>
      <text:p text:style-name="P12">&lt;style&gt;</text:p>
      <text:p text:style-name="P6"><text:span text:style-name="T6">table</text:span> { <text:span text:style-name="T7">width</text:span>: <text:span text:style-name="T3">100%</text:span>; <text:span text:style-name="T7">border-collapse</text:span>: <text:span text:style-name="T8">collapse</text:span>; <text:span text:style-name="T7">margin</text:span>: <text:span text:style-name="T3">20px</text:span> <text:span text:style-name="T3">0</text:span>; }</text:p>
      <text:p text:style-name="P6"><text:span text:style-name="T6">th</text:span>, <text:span text:style-name="T6">td</text:span> { <text:span text:style-name="T7">padding</text:span>: <text:span text:style-name="T3">8px</text:span>; <text:span text:style-name="T7">border</text:span>: <text:span text:style-name="T3">1px</text:span> <text:span text:style-name="T8">solid</text:span> <text:span text:style-name="T8">#ddd</text:span>; <text:span text:style-name="T7">text-align</text:span>: <text:span text:style-name="T8">left</text:span>; }</text:p>
      <text:p text:style-name="P6"><text:span text:style-name="T6">th</text:span> { <text:span text:style-name="T7">background-color</text:span>: <text:span text:style-name="T8">#f5f5f5</text:span>; }</text:p>
      <text:p text:style-name="P6"><text:span text:style-name="T6">.tooltip</text:span> { <text:span text:style-name="T7">position</text:span>: <text:span text:style-name="T8">relative</text:span>; <text:span text:style-name="T7">display</text:span>: <text:span text:style-name="T8">inline-block</text:span>; <text:span text:style-name="T7">cursor</text:span>: <text:span text:style-name="T8">pointer</text:span>; }</text:p>
      <text:p text:style-name="P6"><text:span text:style-name="T6">.tooltip</text:span> <text:span text:style-name="T6">.tooltiptext</text:span> {</text:p>
      <text:p text:style-name="P6"><text:span text:style-name="T7">visibility</text:span>: <text:span text:style-name="T8">hidden</text:span>;</text:p>
      <text:p text:style-name="P6"><text:span text:style-name="T7">width</text:span>: <text:span text:style-name="T3">500px</text:span>;</text:p>
      <text:p text:style-name="P6"><text:soft-page-break/><text:span text:style-name="T7">background-color</text:span>: <text:span text:style-name="T8">black</text:span>;</text:p>
      <text:p text:style-name="P6"><text:span text:style-name="T7">color</text:span>: <text:span text:style-name="T8">#fff</text:span>;</text:p>
      <text:p text:style-name="P6"><text:span text:style-name="T7">text-align</text:span>: <text:span text:style-name="T8">left</text:span>;</text:p>
      <text:p text:style-name="P6"><text:span text:style-name="T7">padding</text:span>: <text:span text:style-name="T3">5px</text:span>;</text:p>
      <text:p text:style-name="P6"><text:span text:style-name="T7">position</text:span>: <text:span text:style-name="T8">absolute</text:span>;</text:p>
      <text:p text:style-name="P6"><text:span text:style-name="T7">z-index</text:span>: <text:span text:style-name="T3">1</text:span>;</text:p>
      <text:p text:style-name="P6"><text:span text:style-name="T7">bottom</text:span>: <text:span text:style-name="T3">125%</text:span>;</text:p>
      <text:p text:style-name="P6"><text:span text:style-name="T7">left</text:span>: <text:span text:style-name="T3">50%</text:span>;</text:p>
      <text:p text:style-name="P6"><text:span text:style-name="T7">margin-left</text:span>: <text:span text:style-name="T3">-250px</text:span>;</text:p>
      <text:p text:style-name="P6"><text:span text:style-name="T7">white-space</text:span>: <text:span text:style-name="T8">pre</text:span>;</text:p>
      <text:p text:style-name="P6">}</text:p>
      <text:p text:style-name="P6"><text:span text:style-name="T6">.tooltip:hover</text:span> <text:span text:style-name="T6">.tooltiptext</text:span> { <text:span text:style-name="T7">visibility</text:span>: <text:span text:style-name="T8">visible</text:span>; }</text:p>
      <text:p text:style-name="P6"><text:span text:style-name="T6">.navigation</text:span> { <text:span text:style-name="T7">margin</text:span>: <text:span text:style-name="T3">20px</text:span> <text:span text:style-name="T3">0</text:span>; }</text:p>
      <text:p text:style-name="P6"><text:span text:style-name="T6">.navigation</text:span> <text:span text:style-name="T6">a</text:span>, <text:span text:style-name="T6">.navigation</text:span> <text:span text:style-name="T6">button</text:span> {</text:p>
      <text:p text:style-name="P6"><text:span text:style-name="T7">padding</text:span>: <text:span text:style-name="T3">5px</text:span> <text:span text:style-name="T3">10px</text:span>;</text:p>
      <text:p text:style-name="P6"><text:span text:style-name="T7">margin</text:span>: <text:span text:style-name="T3">0</text:span> <text:span text:style-name="T3">5px</text:span>;</text:p>
      <text:p text:style-name="P6"><text:span text:style-name="T7">text-decoration</text:span>: <text:span text:style-name="T8">none</text:span>;</text:p>
      <text:p text:style-name="P6"><text:span text:style-name="T7">border</text:span>: <text:span text:style-name="T3">1px</text:span> <text:span text:style-name="T8">solid</text:span> <text:span text:style-name="T8">#ddd</text:span>;</text:p>
      <text:p text:style-name="P6"><text:span text:style-name="T7">background-color</text:span>: <text:span text:style-name="T8">#f5f5f5</text:span>;</text:p>
      <text:p text:style-name="P6"><text:span text:style-name="T7">color</text:span>: <text:span text:style-name="T8">#333</text:span>;</text:p>
      <text:p text:style-name="P6">}</text:p>
      <text:p text:style-name="P6"><text:span text:style-name="T6">.message</text:span> { </text:p>
      <text:p text:style-name="P6"><text:span text:style-name="T7">padding</text:span>: <text:span text:style-name="T3">10px</text:span>; </text:p>
      <text:p text:style-name="P6"><text:span text:style-name="T7">margin</text:span>: <text:span text:style-name="T3">10px</text:span> <text:span text:style-name="T3">0</text:span>; </text:p>
      <text:p text:style-name="P6"><text:span text:style-name="T7">background-color</text:span>: <text:span text:style-name="T8">#dff0d8</text:span>; </text:p>
      <text:p text:style-name="P6"><text:span text:style-name="T7">border</text:span>: <text:span text:style-name="T3">1px</text:span> <text:span text:style-name="T8">solid</text:span> <text:span text:style-name="T8">#d6e9c6</text:span>; </text:p>
      <text:p text:style-name="P6"><text:span text:style-name="T7">color</text:span>: <text:span text:style-name="T8">#3c763d</text:span>; </text:p>
      <text:p text:style-name="P6">}</text:p>
      <text:p text:style-name="P12">&lt;/style&gt;</text:p>
      <text:p text:style-name="P12">&lt;/head&gt;</text:p>
      <text:p text:style-name="P12">&lt;body&gt;</text:p>
      <text:p text:style-name="P6"><text:span text:style-name="T6">&lt;?php</text:span> <text:span text:style-name="T2">if</text:span> (<text:span text:style-name="T2">$this</text:span>-&gt;message): <text:span text:style-name="T6">?&gt;</text:span></text:p>
      <text:p text:style-name="P6"><text:span text:style-name="T6">&lt;div</text:span> <text:span text:style-name="T7">class</text:span>=<text:span text:style-name="T2">"message"</text:span><text:span text:style-name="T6">&gt;&lt;?php</text:span> echo htmlspecialchars(<text:span text:style-name="T2">$this</text:span>-&gt;message); <text:span text:style-name="T6">?&gt;&lt;/div&gt;</text:span></text:p>
      <text:p text:style-name="P6"><text:span text:style-name="T6">&lt;?php</text:span> <text:span text:style-name="T2">endif</text:span>; <text:span text:style-name="T6">?&gt;</text:span></text:p>
      <text:p text:style-name="P13"/>
      <text:p text:style-name="P6"><text:span text:style-name="T6">&lt;div</text:span> <text:span text:style-name="T7">class</text:span>=<text:span text:style-name="T2">"navigation"</text:span><text:span text:style-name="T6">&gt;</text:span></text:p>
      <text:p text:style-name="P6"><text:span text:style-name="T6">&lt;a</text:span> <text:span text:style-name="T7">href</text:span>=<text:span text:style-name="T2">"?page=1"</text:span><text:span text:style-name="T6">&gt;</text:span>First<text:span text:style-name="T6">&lt;/a&gt;</text:span></text:p>
      <text:p text:style-name="P6"><text:span text:style-name="T6">&lt;a</text:span> <text:span text:style-name="T7">href</text:span>=<text:span text:style-name="T2">"?page=</text:span><text:span text:style-name="T6">&lt;?php</text:span> echo max(<text:span text:style-name="T3">1</text:span>, <text:span text:style-name="T2">$this</text:span>-&gt;currentPage - <text:span text:style-name="T3">1</text:span>); <text:span text:style-name="T6">?&gt;</text:span><text:span text:style-name="T2">"</text:span><text:span text:style-name="T6">&gt;</text:span>Previous<text:span text:style-name="T6">&lt;/a&gt;</text:span></text:p>
      <text:p text:style-name="P6"><text:span text:style-name="T6">&lt;span&gt;</text:span>Page <text:span text:style-name="T6">&lt;?php</text:span> echo <text:span text:style-name="T2">$this</text:span>-&gt;currentPage; <text:span text:style-name="T6">?&gt;</text:span> of <text:span text:style-name="T6">&lt;?php</text:span> echo $totalPages; <text:span text:style-name="T6">?&gt;&lt;/span&gt;</text:span></text:p>
      <text:p text:style-name="P6"><text:span text:style-name="T6">&lt;a</text:span> <text:span text:style-name="T7">href</text:span>=<text:span text:style-name="T2">"?page=</text:span><text:span text:style-name="T6">&lt;?php</text:span> echo min($totalPages, <text:span text:style-name="T2">$this</text:span>-&gt;currentPage + <text:span text:style-name="T3">1</text:span>); <text:span text:style-name="T6">?&gt;</text:span><text:span text:style-name="T2">"</text:span><text:span text:style-name="T6">&gt;</text:span>Next<text:span text:style-name="T6">&lt;/a&gt;</text:span></text:p>
      <text:p text:style-name="P6"><text:span text:style-name="T6">&lt;form</text:span> <text:span text:style-name="T7">method</text:span>=<text:span text:style-name="T2">"post"</text:span> <text:span text:style-name="T7">style</text:span>=<text:span text:style-name="T2">"display: inline;"</text:span><text:span text:style-name="T6">&gt;</text:span></text:p>
      <text:p text:style-name="P6"><text:span text:style-name="T6">&lt;button</text:span> <text:span text:style-name="T7">type</text:span>=<text:span text:style-name="T2">"submit"</text:span> <text:span text:style-name="T7">name</text:span>=<text:span text:style-name="T2">"clear_log"</text:span> <text:span text:style-name="T7">onclick</text:span>=<text:span text:style-name="T2">"return confirm(</text:span><text:span text:style-name="T4">'Are you sure you want to clear the error log?'</text:span><text:span text:style-name="T2">);"</text:span><text:span text:style-name="T6">&gt;</text:span></text:p>
      <text:p text:style-name="P6">Clear Log</text:p>
      <text:p text:style-name="P12">&lt;/button&gt;</text:p>
      <text:p text:style-name="P12">&lt;/form&gt;</text:p>
      <text:p text:style-name="P12">&lt;/div&gt;</text:p>
      <text:p text:style-name="P12">&lt;table&gt;</text:p>
      <text:p text:style-name="P12">&lt;thead&gt;</text:p>
      <text:p text:style-name="P12">&lt;tr&gt;</text:p>
      <text:p text:style-name="P6"><text:soft-page-break/><text:span text:style-name="T6">&lt;th&gt;</text:span>Date Time<text:span text:style-name="T6">&lt;/th&gt;</text:span></text:p>
      <text:p text:style-name="P6"><text:span text:style-name="T6">&lt;th&gt;</text:span>File<text:span text:style-name="T6">&lt;/th&gt;</text:span></text:p>
      <text:p text:style-name="P6"><text:span text:style-name="T6">&lt;th&gt;</text:span>Line<text:span text:style-name="T6">&lt;/th&gt;</text:span></text:p>
      <text:p text:style-name="P6"><text:span text:style-name="T6">&lt;th&gt;</text:span>Stack Trace<text:span text:style-name="T6">&lt;/th&gt;</text:span></text:p>
      <text:p text:style-name="P12">&lt;/tr&gt;</text:p>
      <text:p text:style-name="P12">&lt;/thead&gt;</text:p>
      <text:p text:style-name="P12">&lt;tbody&gt;</text:p>
      <text:p text:style-name="P6"><text:span text:style-name="T6">&lt;?php</text:span> <text:span text:style-name="T2">foreach</text:span> ($errors as $error): <text:span text:style-name="T6">?&gt;</text:span></text:p>
      <text:p text:style-name="P12">&lt;tr&gt;</text:p>
      <text:p text:style-name="P6"><text:span text:style-name="T6">&lt;td&gt;&lt;?php</text:span> echo htmlspecialchars($error[<text:span text:style-name="T4">'datetime'</text:span>]); <text:span text:style-name="T6">?&gt;&lt;/td&gt;</text:span></text:p>
      <text:p text:style-name="P6"><text:span text:style-name="T6">&lt;td&gt;&lt;?php</text:span> echo htmlspecialchars($error[<text:span text:style-name="T4">'file'</text:span>]); <text:span text:style-name="T6">?&gt;&lt;/td&gt;</text:span></text:p>
      <text:p text:style-name="P6"><text:span text:style-name="T6">&lt;td&gt;&lt;?php</text:span> echo htmlspecialchars($error[<text:span text:style-name="T4">'line'</text:span>]); <text:span text:style-name="T6">?&gt;&lt;/td&gt;</text:span></text:p>
      <text:p text:style-name="P12">&lt;td&gt;</text:p>
      <text:p text:style-name="P6"><text:span text:style-name="T6">&lt;div</text:span> <text:span text:style-name="T7">class</text:span>=<text:span text:style-name="T2">"tooltip"</text:span><text:span text:style-name="T6">&gt;</text:span></text:p>
      <text:p text:style-name="P9">📖</text:p>
      <text:p text:style-name="P6"><text:span text:style-name="T6">&lt;pre</text:span> <text:span text:style-name="T7">class</text:span>=<text:span text:style-name="T2">"tooltiptext"</text:span><text:span text:style-name="T6">&gt;&lt;?php</text:span> echo htmlspecialchars($error[<text:span text:style-name="T4">'stack_trace'</text:span>]); <text:span text:style-name="T6">?&gt;&lt;/pre&gt;</text:span></text:p>
      <text:p text:style-name="P12">&lt;/div&gt;</text:p>
      <text:p text:style-name="P12">&lt;/td&gt;</text:p>
      <text:p text:style-name="P12">&lt;/tr&gt;</text:p>
      <text:p text:style-name="P6"><text:span text:style-name="T6">&lt;?php</text:span> <text:span text:style-name="T2">endforeach</text:span>; <text:span text:style-name="T6">?&gt;</text:span></text:p>
      <text:p text:style-name="P12">&lt;/tbody&gt;</text:p>
      <text:p text:style-name="P12">&lt;/table&gt;</text:p>
      <text:p text:style-name="P12">&lt;/body&gt;</text:p>
      <text:p text:style-name="P12">&lt;/html&gt;</text:p>
      <text:p text:style-name="P13"/>
      <text:p text:style-name="P12">&lt;?php</text:p>
      <text:p text:style-name="P6">}</text:p>
      <text:p text:style-name="P6">}</text:p>
      <text:p text:style-name="P7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07:52:17.508886104</meta:creation-date>
    <meta:editing-duration>PT1H15M48S</meta:editing-duration>
    <meta:editing-cycles>4</meta:editing-cycles>
    <meta:generator>LibreOffice/24.2.7.2$Linux_X86_64 LibreOffice_project/420$Build-2</meta:generator>
    <dc:title>Technical</dc:title>
    <dc:date>2025-01-03T15:08:21.806210115</dc:date>
    <meta:document-statistic meta:table-count="0" meta:image-count="0" meta:object-count="0" meta:page-count="6" meta:paragraph-count="240" meta:word-count="1056" meta:character-count="7976" meta:non-whitespace-character-count="7164"/>
    <meta:template xlink:type="simple" xlink:actuate="onRequest" xlink:title="Technical" xlink:href="../../../../../.config/libreoffice/4/user/template/Technical.ott" meta:date="2025-01-03T07:52:16.606689178"/>
  </office:meta>
</office:document-meta>
</file>